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rsid="004489c9" officeooo:paragraph-rsid="01bee711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8" style:family="paragraph" style:parent-style-name="Text_20_body"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9" style:family="paragraph" style:parent-style-name="Text_20_body">
      <style:text-properties style:font-name="Times New Roman2" fo:font-size="12pt" fo:language="en" fo:country="ID" officeooo:paragraph-rsid="00e8c95c" style:font-size-asian="12pt" style:font-name-complex="Times New Roman3" style:font-size-complex="12pt"/>
    </style:style>
    <style:style style:name="P10" style:family="paragraph" style:parent-style-name="Text_20_body">
      <style:text-properties style:font-name="Times New Roman2" fo:font-size="12pt" fo:language="en" fo:country="ID" officeooo:paragraph-rsid="00ec0cf1" style:font-size-asian="12pt" style:font-name-complex="Times New Roman3" style:font-size-complex="12pt"/>
    </style:style>
    <style:style style:name="P11" style:family="paragraph" style:parent-style-name="Text_20_body">
      <style:text-properties style:font-name="Times New Roman2" fo:font-size="12pt" fo:language="en" fo:country="ID" officeooo:rsid="00eec854" officeooo:paragraph-rsid="01c8f0c5" style:font-size-asian="12pt" style:font-name-complex="Times New Roman3" style:font-size-complex="12pt"/>
    </style:style>
    <style:style style:name="P12" style:family="paragraph" style:parent-style-name="Text_20_body">
      <style:text-properties style:font-name="Times New Roman2" fo:font-size="12pt" officeooo:rsid="01c24687" officeooo:paragraph-rsid="01c24687" style:font-size-asian="12pt" style:font-name-complex="FreeSans1" style:font-size-complex="12pt"/>
    </style:style>
    <style:style style:name="P13" style:family="paragraph" style:parent-style-name="Text_20_body">
      <style:text-properties style:font-name="Times New Roman2" fo:font-size="12pt" officeooo:rsid="01c24687" officeooo:paragraph-rsid="01c5e334" style:font-size-asian="12pt" style:font-name-complex="FreeSans1" style:font-size-complex="12pt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6" style:family="paragraph" style:parent-style-name="Text_20_body">
      <style:paragraph-properties fo:text-align="center" style:justify-single-word="false"/>
      <style:text-properties officeooo:rsid="0058c859" officeooo:paragraph-rsid="0058c859"/>
    </style:style>
    <style:style style:name="P17" style:family="paragraph" style:parent-style-name="Text_20_body">
      <style:text-properties officeooo:paragraph-rsid="00d91fa0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58c859"/>
    </style:style>
    <style:style style:name="P20" style:family="paragraph" style:parent-style-name="Text_20_body">
      <style:text-properties fo:color="#000000" style:font-name="Times New Roman2" fo:font-size="12pt" officeooo:paragraph-rsid="00da20f6" style:font-size-asian="12pt" style:font-name-complex="Times New Roman3" style:font-size-complex="12pt"/>
    </style:style>
    <style:style style:name="P21" style:family="paragraph" style:parent-style-name="Text_20_body">
      <style:text-properties officeooo:rsid="0151c226" officeooo:paragraph-rsid="0151c226"/>
    </style:style>
    <style:style style:name="P22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51c226"/>
    </style:style>
    <style:style style:name="P23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bd7109"/>
    </style:style>
    <style:style style:name="P24" style:family="paragraph" style:parent-style-name="Text_20_body">
      <style:text-properties officeooo:rsid="0151c226" officeooo:paragraph-rsid="01c0ac6a"/>
    </style:style>
    <style:style style:name="P25" style:family="paragraph" style:parent-style-name="Text_20_body">
      <style:text-properties officeooo:rsid="01a702cc" officeooo:paragraph-rsid="01a702cc"/>
    </style:style>
    <style:style style:name="P26" style:family="paragraph" style:parent-style-name="Text_20_body">
      <style:text-properties officeooo:paragraph-rsid="01a702cc"/>
    </style:style>
    <style:style style:name="P27" style:family="paragraph" style:parent-style-name="Text_20_body">
      <style:text-properties officeooo:rsid="01abf42f" officeooo:paragraph-rsid="01abf42f"/>
    </style:style>
    <style:style style:name="P28" style:family="paragraph" style:parent-style-name="Text_20_body">
      <style:text-properties officeooo:rsid="01abf42f" officeooo:paragraph-rsid="01ade8a7"/>
    </style:style>
    <style:style style:name="P29" style:family="paragraph" style:parent-style-name="Text_20_body">
      <style:paragraph-properties fo:line-height="100%"/>
      <style:text-properties officeooo:rsid="01abf42f" officeooo:paragraph-rsid="01b0ce0b"/>
    </style:style>
    <style:style style:name="P30" style:family="paragraph" style:parent-style-name="Text_20_body">
      <style:paragraph-properties fo:line-height="100%"/>
      <style:text-properties officeooo:rsid="01abf42f" officeooo:paragraph-rsid="01b0d048"/>
    </style:style>
    <style:style style:name="P31" style:family="paragraph" style:parent-style-name="Text_20_body">
      <style:text-properties officeooo:rsid="01abf42f" officeooo:paragraph-rsid="01c074b2"/>
    </style:style>
    <style:style style:name="P32" style:family="paragraph" style:parent-style-name="Text_20_body">
      <style:text-properties officeooo:rsid="01abf42f" officeooo:paragraph-rsid="0207434a"/>
    </style:style>
    <style:style style:name="P33" style:family="paragraph" style:parent-style-name="Text_20_body">
      <style:paragraph-properties fo:text-align="center" style:justify-single-word="false"/>
      <style:text-properties officeooo:rsid="01ace2f3" officeooo:paragraph-rsid="01ace2f3"/>
    </style:style>
    <style:style style:name="P34" style:family="paragraph" style:parent-style-name="Text_20_body">
      <style:paragraph-properties fo:text-align="center" style:justify-single-word="false"/>
      <style:text-properties officeooo:rsid="01ade8a7" officeooo:paragraph-rsid="01ade8a7"/>
    </style:style>
    <style:style style:name="P35" style:family="paragraph" style:parent-style-name="Text_20_body">
      <style:text-properties officeooo:rsid="01ade8a7" officeooo:paragraph-rsid="01ade8a7"/>
    </style:style>
    <style:style style:name="P36" style:family="paragraph" style:parent-style-name="Text_20_body">
      <style:text-properties officeooo:rsid="01aecef1" officeooo:paragraph-rsid="01aecef1"/>
    </style:style>
    <style:style style:name="P37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officeooo:rsid="01aecef1" officeooo:paragraph-rsid="0207434a"/>
    </style:style>
    <style:style style:name="P38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207434a"/>
    </style:style>
    <style:style style:name="P39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aecef1"/>
    </style:style>
    <style:style style:name="P40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bd3cd4"/>
    </style:style>
    <style:style style:name="P41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207434a"/>
    </style:style>
    <style:style style:name="P42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1aecef1"/>
    </style:style>
    <style:style style:name="P43" style:family="paragraph" style:parent-style-name="Text_20_body">
      <style:text-properties officeooo:rsid="01b0ce0b" officeooo:paragraph-rsid="01b0ce0b"/>
    </style:style>
    <style:style style:name="P44" style:family="paragraph" style:parent-style-name="Text_20_body">
      <style:paragraph-properties fo:line-height="150%"/>
      <style:text-properties officeooo:rsid="01b0ce0b" officeooo:paragraph-rsid="01b0d048"/>
    </style:style>
    <style:style style:name="P45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fo:font-size="12pt" fo:font-weight="normal" officeooo:rsid="01aecef1" officeooo:paragraph-rsid="0207434a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ize="12pt" fo:font-weight="bold" officeooo:rsid="01c074b2" officeooo:paragraph-rsid="01c074b2" style:font-size-asian="12pt" style:font-weight-asian="bold" style:font-size-complex="12pt" style:font-weight-complex="bold"/>
    </style:style>
    <style:style style:name="P49" style:family="paragraph" style:parent-style-name="Text_20_body">
      <style:text-properties officeooo:rsid="01c0ac6a" officeooo:paragraph-rsid="01c0ac6a"/>
    </style:style>
    <style:style style:name="P50" style:family="paragraph" style:parent-style-name="Text_20_body">
      <style:paragraph-properties fo:line-height="100%"/>
      <style:text-properties officeooo:rsid="01c0ac6a" officeooo:paragraph-rsid="01c0ac6a"/>
    </style:style>
    <style:style style:name="P51" style:family="paragraph" style:parent-style-name="Text_20_body">
      <style:text-properties officeooo:paragraph-rsid="01c0ac6a"/>
    </style:style>
    <style:style style:name="P52" style:family="paragraph" style:parent-style-name="Text_20_body">
      <style:text-properties officeooo:paragraph-rsid="01c24687"/>
    </style:style>
    <style:style style:name="P53" style:family="paragraph" style:parent-style-name="Text_20_body">
      <style:text-properties officeooo:rsid="00a612b9" officeooo:paragraph-rsid="01c24687"/>
    </style:style>
    <style:style style:name="P54" style:family="paragraph" style:parent-style-name="Text_20_body">
      <style:text-properties officeooo:rsid="01c3d4ba" officeooo:paragraph-rsid="01c3d4ba"/>
    </style:style>
    <style:style style:name="P55" style:family="paragraph" style:parent-style-name="Text_20_body">
      <style:text-properties officeooo:rsid="01c3d4ba" officeooo:paragraph-rsid="01c4c3fb"/>
    </style:style>
    <style:style style:name="P56" style:family="paragraph" style:parent-style-name="Text_20_body">
      <style:text-properties officeooo:rsid="00255e24" officeooo:paragraph-rsid="01c0ac6a"/>
    </style:style>
    <style:style style:name="P57" style:family="paragraph" style:parent-style-name="Text_20_body">
      <style:text-properties fo:font-style="normal" officeooo:rsid="00ff9512" officeooo:paragraph-rsid="00f73ea9" style:font-style-asian="normal" style:font-style-complex="normal"/>
    </style:style>
    <style:style style:name="P58" style:family="paragraph" style:parent-style-name="Text_20_body">
      <style:text-properties fo:font-style="normal" officeooo:paragraph-rsid="01ccccb7" style:font-style-asian="normal" style:font-style-complex="normal"/>
    </style:style>
    <style:style style:name="P59" style:family="paragraph" style:parent-style-name="Text_20_body">
      <style:text-properties fo:font-style="normal" officeooo:rsid="01023ea9" officeooo:paragraph-rsid="01037f40" style:font-style-asian="normal" style:font-style-complex="normal"/>
    </style:style>
    <style:style style:name="P60" style:family="paragraph" style:parent-style-name="Text_20_body">
      <style:text-properties officeooo:rsid="019ca45b" officeooo:paragraph-rsid="01d2979f"/>
    </style:style>
    <style:style style:name="P61" style:family="paragraph" style:parent-style-name="Text_20_body">
      <style:text-properties officeooo:paragraph-rsid="01c8f0c5"/>
    </style:style>
    <style:style style:name="P62" style:family="paragraph" style:parent-style-name="Text_20_body">
      <style:text-properties officeooo:rsid="00f73ea9" officeooo:paragraph-rsid="01c8f0c5"/>
    </style:style>
    <style:style style:name="P63" style:family="paragraph" style:parent-style-name="Text_20_body">
      <style:text-properties officeooo:rsid="01c8f0c5" officeooo:paragraph-rsid="01c8f0c5"/>
    </style:style>
    <style:style style:name="P64" style:family="paragraph" style:parent-style-name="Text_20_body">
      <style:text-properties officeooo:paragraph-rsid="01cae8af"/>
    </style:style>
    <style:style style:name="P65" style:family="paragraph" style:parent-style-name="Text_20_body">
      <style:text-properties officeooo:rsid="01cb08ab" officeooo:paragraph-rsid="01cb08ab"/>
    </style:style>
    <style:style style:name="P66" style:family="paragraph" style:parent-style-name="Text_20_body">
      <style:text-properties officeooo:rsid="01ccccb7" officeooo:paragraph-rsid="01ccccb7"/>
    </style:style>
    <style:style style:name="P67" style:family="paragraph" style:parent-style-name="Text_20_body">
      <style:paragraph-properties fo:text-align="center" style:justify-single-word="false"/>
      <style:text-properties officeooo:rsid="01ccccb7" officeooo:paragraph-rsid="01ccccb7"/>
    </style:style>
    <style:style style:name="P68" style:family="paragraph" style:parent-style-name="Text_20_body">
      <style:paragraph-properties fo:text-align="justify" style:justify-single-word="false"/>
      <style:text-properties officeooo:rsid="01ccccb7" officeooo:paragraph-rsid="01ccccb7"/>
    </style:style>
    <style:style style:name="P69" style:family="paragraph" style:parent-style-name="Text_20_body">
      <style:text-properties officeooo:paragraph-rsid="01ccccb7"/>
    </style:style>
    <style:style style:name="P70" style:family="paragraph" style:parent-style-name="Text_20_body">
      <style:text-properties officeooo:rsid="01ccd250" officeooo:paragraph-rsid="01ccd250"/>
    </style:style>
    <style:style style:name="P71" style:family="paragraph" style:parent-style-name="Text_20_body">
      <style:text-properties officeooo:rsid="01ce1c6e" officeooo:paragraph-rsid="01ce1c6e"/>
    </style:style>
    <style:style style:name="P72" style:family="paragraph" style:parent-style-name="Text_20_body">
      <style:text-properties officeooo:rsid="01cf6d7e" officeooo:paragraph-rsid="01cf6d7e"/>
    </style:style>
    <style:style style:name="P73" style:family="paragraph" style:parent-style-name="Text_20_body">
      <style:text-properties officeooo:rsid="01cf6d7e" officeooo:paragraph-rsid="01cf95da"/>
    </style:style>
    <style:style style:name="P74" style:family="paragraph" style:parent-style-name="Text_20_body">
      <style:text-properties officeooo:paragraph-rsid="01cf6d7e"/>
    </style:style>
    <style:style style:name="P75" style:family="paragraph" style:parent-style-name="Text_20_body">
      <style:text-properties officeooo:rsid="01cf95da" officeooo:paragraph-rsid="01cf95da"/>
    </style:style>
    <style:style style:name="P76" style:family="paragraph" style:parent-style-name="Text_20_body">
      <style:paragraph-properties fo:text-align="center" style:justify-single-word="false"/>
      <style:text-properties officeooo:rsid="01cf95da" officeooo:paragraph-rsid="01cf95da"/>
    </style:style>
    <style:style style:name="P77" style:family="paragraph" style:parent-style-name="Text_20_body">
      <style:text-properties officeooo:paragraph-rsid="01d134ab"/>
    </style:style>
    <style:style style:name="P78" style:family="paragraph" style:parent-style-name="Text_20_body">
      <style:text-properties officeooo:rsid="01d134ab" officeooo:paragraph-rsid="01d134ab"/>
    </style:style>
    <style:style style:name="P79" style:family="paragraph" style:parent-style-name="Text_20_body">
      <style:paragraph-properties fo:text-align="center" style:justify-single-word="false"/>
      <style:text-properties officeooo:rsid="01d134ab" officeooo:paragraph-rsid="01d134ab"/>
    </style:style>
    <style:style style:name="P80" style:family="paragraph" style:parent-style-name="Text_20_body">
      <style:paragraph-properties fo:line-height="150%" fo:text-align="center" style:justify-single-word="false"/>
      <style:text-properties officeooo:rsid="01d134ab" officeooo:paragraph-rsid="01d134ab"/>
    </style:style>
    <style:style style:name="P81" style:family="paragraph" style:parent-style-name="Text_20_body">
      <style:paragraph-properties fo:line-height="150%" fo:text-align="justify" style:justify-single-word="false"/>
      <style:text-properties officeooo:paragraph-rsid="01d134ab"/>
    </style:style>
    <style:style style:name="P82" style:family="paragraph" style:parent-style-name="Text_20_body">
      <style:paragraph-properties fo:line-height="150%" fo:text-align="center" style:justify-single-word="false"/>
      <style:text-properties officeooo:paragraph-rsid="01d134ab"/>
    </style:style>
    <style:style style:name="P83" style:family="paragraph" style:parent-style-name="Text_20_body">
      <style:paragraph-properties fo:line-height="150%" fo:text-align="justify" style:justify-single-word="false"/>
      <style:text-properties officeooo:rsid="01d14c6c" officeooo:paragraph-rsid="01d14c6c"/>
    </style:style>
    <style:style style:name="P84" style:family="paragraph" style:parent-style-name="Text_20_body">
      <style:paragraph-properties fo:line-height="150%" fo:text-align="center" style:justify-single-word="false"/>
      <style:text-properties officeooo:rsid="01d14c6c" officeooo:paragraph-rsid="01d14c6c"/>
    </style:style>
    <style:style style:name="P85" style:family="paragraph" style:parent-style-name="Text_20_body">
      <style:text-properties officeooo:rsid="01d14c6c" officeooo:paragraph-rsid="01d14c6c"/>
    </style:style>
    <style:style style:name="P86" style:family="paragraph" style:parent-style-name="Text_20_body">
      <style:text-properties officeooo:paragraph-rsid="01d14c6c"/>
    </style:style>
    <style:style style:name="P87" style:family="paragraph" style:parent-style-name="Text_20_body">
      <style:text-properties officeooo:paragraph-rsid="01d2979f"/>
    </style:style>
    <style:style style:name="P88" style:family="paragraph" style:parent-style-name="Text_20_body">
      <style:text-properties officeooo:rsid="01d2979f" officeooo:paragraph-rsid="01d2979f"/>
    </style:style>
    <style:style style:name="P89" style:family="paragraph" style:parent-style-name="Text_20_body">
      <style:text-properties officeooo:paragraph-rsid="01f392ec"/>
    </style:style>
    <style:style style:name="P90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91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92" style:family="paragraph" style:parent-style-name="Standard">
      <style:paragraph-properties fo:text-align="center" style:justify-single-word="false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93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94" style:family="paragraph" style:parent-style-name="Standard">
      <style:paragraph-properties fo:line-height="150%"/>
      <style:text-properties style:font-name="Times New Roman2" fo:font-size="12pt" fo:font-weight="bold" style:font-name-asian="Times New Roman3" style:font-size-asian="12pt" style:font-weight-asian="bold" style:font-name-complex="Times New Roman3" style:font-size-complex="12pt"/>
    </style:style>
    <style:style style:name="P95" style:family="paragraph" style:parent-style-name="Standard">
      <style:paragraph-properties fo:line-height="150%"/>
      <style:text-properties style:font-name="Times New Roman2" fo:font-size="12pt" fo:font-weight="bold" officeooo:paragraph-rsid="01cf6d7e" style:font-name-asian="Times New Roman3" style:font-size-asian="12pt" style:font-weight-asian="bold" style:font-name-complex="Times New Roman3" style:font-size-complex="12pt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98" style:family="paragraph" style:parent-style-name="Standard">
      <style:text-properties officeooo:paragraph-rsid="01cf6d7e"/>
    </style:style>
    <style:style style:name="P99" style:family="paragraph" style:parent-style-name="Standard">
      <style:text-properties fo:color="#000000" style:font-name="Droid Sans Mono" fo:font-size="10.5pt" fo:font-weight="normal" fo:background-color="#ffffff"/>
    </style:style>
    <style:style style:name="P100" style:family="paragraph" style:parent-style-name="Standard">
      <style:paragraph-properties style:line-height-at-least="0.198in"/>
      <style:text-properties fo:color="#000000" style:font-name="Droid Sans Mono" fo:font-size="10.5pt" fo:font-weight="bold" fo:background-color="#ffffff" style:font-weight-asian="bold" style:font-weight-complex="bold"/>
    </style:style>
    <style:style style:name="P101" style:family="paragraph" style:parent-style-name="Standard">
      <style:paragraph-properties style:line-height-at-least="0.198in"/>
      <style:text-properties fo:color="#000000" fo:background-color="#ffffff"/>
    </style:style>
    <style:style style:name="P102" style:family="paragraph" style:parent-style-name="Standard">
      <style:paragraph-properties style:line-height-at-least="0.198in"/>
      <style:text-properties fo:color="#000000" fo:font-weight="bold" fo:background-color="#ffffff" style:font-weight-asian="bold" style:font-weight-complex="bold"/>
    </style:style>
    <style:style style:name="P103" style:family="paragraph" style:parent-style-name="Standard">
      <style:paragraph-properties style:line-height-at-least="0.198in"/>
    </style:style>
    <style:style style:name="P10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105" style:family="paragraph" style:parent-style-name="Table_20_Contents">
      <style:paragraph-properties fo:text-align="justify" style:justify-single-word="false"/>
      <style:text-properties fo:font-weight="bold" officeooo:rsid="01c24687" officeooo:paragraph-rsid="01c24687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1c24687" officeooo:paragraph-rsid="01c24687" style:font-weight-asian="bold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weight="bold" officeooo:rsid="01c8bc60" officeooo:paragraph-rsid="01c8bc60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1ef4589" officeooo:paragraph-rsid="01ef4589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  <style:text-properties officeooo:rsid="01ace2f3" officeooo:paragraph-rsid="01ace2f3"/>
    </style:style>
    <style:style style:name="P111" style:family="paragraph" style:parent-style-name="Table_20_Contents">
      <style:paragraph-properties fo:text-align="center" style:justify-single-word="false"/>
      <style:text-properties officeooo:rsid="01ade8a7" officeooo:paragraph-rsid="01ade8a7"/>
    </style:style>
    <style:style style:name="P112" style:family="paragraph" style:parent-style-name="Table_20_Contents">
      <style:paragraph-properties fo:text-align="center" style:justify-single-word="false"/>
      <style:text-properties officeooo:rsid="01c24687" officeooo:paragraph-rsid="01c24687"/>
    </style:style>
    <style:style style:name="P113" style:family="paragraph" style:parent-style-name="Table_20_Contents">
      <style:paragraph-properties fo:text-align="start" style:justify-single-word="false"/>
      <style:text-properties officeooo:rsid="01c24687" officeooo:paragraph-rsid="01c24687"/>
    </style:style>
    <style:style style:name="P114" style:family="paragraph" style:parent-style-name="Table_20_Contents">
      <style:paragraph-properties fo:text-align="justify" style:justify-single-word="false"/>
      <style:text-properties officeooo:rsid="01c8bc60" officeooo:paragraph-rsid="01c8bc60"/>
    </style:style>
    <style:style style:name="P115" style:family="paragraph" style:parent-style-name="Table_20_Contents">
      <style:paragraph-properties fo:text-align="center" style:justify-single-word="false"/>
      <style:text-properties officeooo:rsid="01ee9bbb" officeooo:paragraph-rsid="01ee9bbb"/>
    </style:style>
    <style:style style:name="P116" style:family="paragraph" style:parent-style-name="Table_20_Contents">
      <style:paragraph-properties fo:text-align="center" style:justify-single-word="false"/>
      <style:text-properties officeooo:rsid="01ef4589" officeooo:paragraph-rsid="01ef4589"/>
    </style:style>
    <style:style style:name="P11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Open Sans" fo:font-size="9.75pt" fo:letter-spacing="normal" fo:font-style="normal" style:text-underline-style="solid" style:text-underline-width="auto" style:text-underline-color="font-color" fo:font-weight="bold" officeooo:rsid="01c074b2" officeooo:paragraph-rsid="01c074b2" style:font-weight-asian="bold" style:font-weight-complex="bold"/>
    </style:style>
    <style:style style:name="P118" style:family="paragraph" style:parent-style-name="Tabel">
      <style:paragraph-properties fo:keep-with-next="always"/>
    </style:style>
    <style:style style:name="P119" style:family="paragraph" style:parent-style-name="No_20_Numbering">
      <style:paragraph-properties fo:break-before="page"/>
    </style:style>
    <style:style style:name="P120" style:family="paragraph" style:parent-style-name="No_20_Numbering">
      <style:paragraph-properties fo:break-before="page"/>
      <style:text-properties officeooo:rsid="014fe6d8" officeooo:paragraph-rsid="014fe6d8"/>
    </style:style>
    <style:style style:name="P121" style:family="paragraph" style:parent-style-name="No_20_Numbering">
      <style:paragraph-properties fo:break-before="page"/>
      <style:text-properties officeooo:rsid="01abf42f" officeooo:paragraph-rsid="01abf42f"/>
    </style:style>
    <style:style style:name="P122" style:family="paragraph" style:parent-style-name="Gambar">
      <style:paragraph-properties fo:text-align="center" style:justify-single-word="false"/>
    </style:style>
    <style:style style:name="P123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officeooo:paragraph-rsid="00da20f6"/>
    </style:style>
    <style:style style:name="P124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5" style:family="paragraph" style:parent-style-name="Standard">
      <loext:graphic-properties draw:fill="solid" draw:fill-color="#ffffff"/>
      <style:paragraph-properties fo:margin-left="0.7874in" fo:margin-right="0in" fo:margin-top="0in" fo:margin-bottom="0in" loext:contextual-spacing="false" fo:line-height="150%" fo:text-align="justify" style:justify-single-word="false" fo:text-indent="0in" style:auto-text-indent="false" fo:background-color="#ffffff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6" style:family="paragraph" style:parent-style-name="Text_20_body">
      <style:paragraph-properties fo:margin-left="0in" fo:margin-right="0in" fo:text-indent="0in" style:auto-text-indent="false"/>
      <style:text-properties fo:font-style="normal" officeooo:rsid="010681ac" officeooo:paragraph-rsid="010681ac" style:font-style-asian="normal" style:font-style-complex="normal"/>
    </style:style>
    <style:style style:name="P127" style:family="paragraph" style:parent-style-name="Text_20_body">
      <style:paragraph-properties fo:margin-left="0in" fo:margin-right="0in" fo:text-indent="0in" style:auto-text-indent="false"/>
      <style:text-properties fo:font-style="normal" officeooo:rsid="010a13e5" officeooo:paragraph-rsid="010a13e5" style:font-style-asian="normal" style:font-style-complex="normal"/>
    </style:style>
    <style:style style:name="P128" style:family="paragraph" style:parent-style-name="Text_20_body">
      <style:paragraph-properties fo:margin-left="0in" fo:margin-right="0in" fo:text-indent="0in" style:auto-text-indent="false"/>
      <style:text-properties fo:font-style="normal" officeooo:rsid="010bddde" officeooo:paragraph-rsid="010bddde" style:font-style-asian="normal" style:font-style-complex="normal"/>
    </style:style>
    <style:style style:name="P129" style:family="paragraph" style:parent-style-name="Text_20_body">
      <style:paragraph-properties fo:margin-left="0in" fo:margin-right="0in" fo:text-indent="0in" style:auto-text-indent="false"/>
      <style:text-properties officeooo:paragraph-rsid="01c8f0c5"/>
    </style:style>
    <style:style style:name="P130" style:family="paragraph" style:parent-style-name="Text_20_body">
      <style:paragraph-properties fo:margin-left="0in" fo:margin-right="0in" fo:text-indent="0in" style:auto-text-indent="false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1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13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text:number-lines="false" text:line-number="0"/>
      <style:text-properties fo:font-weight="bold" officeooo:rsid="01ef4589" officeooo:paragraph-rsid="01ef4589" style:font-weight-asian="bold" style:font-weight-complex="bold"/>
    </style:style>
    <style:style style:name="P137" style:family="paragraph" style:parent-style-name="No_20_Spacing">
      <style:paragraph-properties fo:margin-left="0.2957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8" style:family="paragraph" style:parent-style-name="No_20_Spacing">
      <style:paragraph-properties fo:margin-left="1.4772in" fo:margin-right="0in" fo:line-height="150%" fo:text-align="justify" style:justify-single-word="false" fo:text-indent="-0.689in" style:auto-text-indent="false">
        <style:tab-stops>
          <style:tab-stop style:position="0.8862in"/>
        </style:tab-stops>
      </style:paragraph-properties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rsid="01ace2f3" officeooo:paragraph-rsid="01ace2f3" style:font-size-asian="12pt" style:font-name-complex="Times New Roman3" style:font-size-complex="12pt"/>
    </style:style>
    <style:style style:name="P1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paragraph-rsid="01ace2f3" style:font-size-asian="12pt" style:font-name-complex="Times New Roman3" style:font-size-complex="12pt"/>
    </style:style>
    <style:style style:name="P14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style:text-underline-style="solid" style:text-underline-width="auto" style:text-underline-color="font-color" fo:font-weight="bold" officeooo:paragraph-rsid="01ace2f3" style:font-size-asian="12pt" style:font-weight-asian="bold" style:font-name-complex="Times New Roman3" style:font-size-complex="12pt" style:font-weight-complex="bold"/>
    </style:style>
    <style:style style:name="P142" style:family="paragraph" style:parent-style-name="Standard">
      <style:paragraph-properties fo:margin-left="0in" fo:margin-right="0in" fo:margin-top="0.1665in" fo:margin-bottom="0in" loext:contextual-spacing="false" fo:line-height="150%" fo:text-align="justify" style:justify-single-word="false" fo:text-indent="0.3937in" style:auto-text-indent="false"/>
      <style:text-properties style:font-name="Times New Roman2" fo:font-size="12pt" officeooo:rsid="0151c226" officeooo:paragraph-rsid="0151c226" style:font-name-asian="Times New Roman3" style:font-size-asian="12pt" style:font-name-complex="Times New Roman3" style:font-size-complex="12pt" loext:padding="0in" loext:border="none"/>
    </style:style>
    <style:style style:name="P143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officeooo:paragraph-rsid="01ace2f3"/>
    </style:style>
    <style:style style:name="P144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style:text-underline-style="solid" style:text-underline-width="auto" style:text-underline-color="font-color" fo:font-weight="bold" officeooo:paragraph-rsid="01ace2f3" style:font-weight-asian="bold" style:font-weight-complex="bold"/>
    </style:style>
    <style:style style:name="P145" style:family="paragraph" style:parent-style-name="No_20_Numbering">
      <style:text-properties officeooo:rsid="01aaf302" officeooo:paragraph-rsid="01aaf302"/>
    </style:style>
    <style:style style:name="P146" style:family="paragraph" style:parent-style-name="No_20_Numbering">
      <style:text-properties officeooo:rsid="01abf42f" officeooo:paragraph-rsid="01abf42f"/>
    </style:style>
    <style:style style:name="P147" style:family="paragraph" style:parent-style-name="No_20_Numbering">
      <style:text-properties fo:font-size="12pt" fo:font-weight="normal" officeooo:rsid="01abf42f" officeooo:paragraph-rsid="01abf42f" style:font-size-asian="10.5pt" style:font-weight-asian="normal" style:font-size-complex="12pt" style:font-weight-complex="normal"/>
    </style:style>
    <style:style style:name="P148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149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officeooo:paragraph-rsid="00d91fa0"/>
    </style:style>
    <style:style style:name="P15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-0.0201in" style:auto-text-indent="false" style:page-number="auto" fo:background-color="transparent"/>
      <style:text-properties officeooo:paragraph-rsid="01c0ac6a"/>
    </style:style>
    <style:style style:name="P151" style:family="paragraph" style:parent-style-name="Text_20_body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paragraph-rsid="01c0ac6a"/>
    </style:style>
    <style:style style:name="P152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start" style:justify-single-word="false" fo:text-indent="0in" style:auto-text-indent="false" fo:background-color="transparent"/>
      <style:text-properties fo:font-weight="normal" officeooo:rsid="015994fa" officeooo:paragraph-rsid="01e78f70" style:font-weight-asian="normal" style:font-weight-complex="normal"/>
    </style:style>
    <style:style style:name="P153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95081" style:font-weight-asian="normal" style:font-weight-complex="normal"/>
    </style:style>
    <style:style style:name="P154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b1167" style:font-weight-asian="normal" style:font-weight-complex="normal"/>
    </style:style>
    <style:style style:name="P155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b1167" officeooo:paragraph-rsid="01eb1167" style:font-weight-asian="normal" style:font-weight-complex="normal"/>
    </style:style>
    <style:style style:name="P156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c2fcb" officeooo:paragraph-rsid="01ec2fcb" style:font-weight-asian="normal" style:font-weight-complex="normal"/>
    </style:style>
    <style:style style:name="P157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bold" officeooo:rsid="01e95081" officeooo:paragraph-rsid="01e95081" style:font-weight-asian="bold" style:font-weight-complex="bold"/>
    </style:style>
    <style:style style:name="P158" style:family="paragraph" style:parent-style-name="Text_20_body" style:master-page-name="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59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994fa" officeooo:paragraph-rsid="01e95081" style:font-weight-asian="normal" style:font-weight-complex="normal"/>
    </style:style>
    <style:style style:name="P160" style:family="paragraph" style:parent-style-name="Text_20_body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officeooo:rsid="015994fa" officeooo:paragraph-rsid="01e78f70"/>
    </style:style>
    <style:style style:name="P161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bold" officeooo:rsid="015994fa" officeooo:paragraph-rsid="01e78f70" style:font-weight-asian="bold" style:font-weight-complex="bold"/>
    </style:style>
    <style:style style:name="P162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63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normal" officeooo:rsid="015994fa" officeooo:paragraph-rsid="01e78f70" style:font-weight-asian="normal" style:font-weight-complex="normal"/>
    </style:style>
    <style:style style:name="P164" style:family="paragraph" style:parent-style-name="Caption">
      <style:paragraph-properties fo:text-align="center" style:justify-single-word="false"/>
    </style:style>
    <style:style style:name="P165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f4589" officeooo:paragraph-rsid="01ef4589"/>
    </style:style>
    <style:style style:name="P166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e9bbb" officeooo:paragraph-rsid="01ee9bbb"/>
    </style:style>
    <style:style style:name="P167" style:family="paragraph" style:parent-style-name="Text_20_body">
      <loext:graphic-properties draw:fill="none" draw:fill-color="#729fcf"/>
      <style:paragraph-properties fo:margin-left="1.6252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affac" officeooo:paragraph-rsid="01ee9bbb" style:font-weight-asian="normal" style:font-weight-complex="normal"/>
    </style:style>
    <style:style style:name="P168" style:family="paragraph" style:parent-style-name="Text_20_body" style:master-page-name="">
      <loext:graphic-properties draw:fill="none" draw:fill-color="#729fcf"/>
      <style:paragraph-properties fo:margin-left="1.5in" fo:margin-right="0in" fo:margin-top="0in" fo:margin-bottom="0.0972in" loext:contextual-spacing="false" fo:line-height="150%" fo:text-align="justify" style:justify-single-word="false" fo:text-indent="0.5in" style:auto-text-indent="false" style:page-number="auto" fo:background-color="transparent"/>
      <style:text-properties officeooo:rsid="015994fa" officeooo:paragraph-rsid="01e78f70"/>
    </style:style>
    <style:style style:name="P169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center" style:justify-single-word="false" fo:text-indent="-1.6252in" style:auto-text-indent="false" fo:background-color="transparent"/>
      <style:text-properties fo:font-weight="bold" officeooo:rsid="01e95081" officeooo:paragraph-rsid="01ef4589" style:font-weight-asian="bold" style:font-weight-complex="bold"/>
    </style:style>
    <style:style style:name="P170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171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72" style:family="paragraph" style:parent-style-name="Contents_20_4">
      <style:paragraph-properties>
        <style:tab-stops>
          <style:tab-stop style:position="4.9307in" style:type="right" style:leader-style="dotted" style:leader-text="."/>
        </style:tab-stops>
      </style:paragraph-properties>
    </style:style>
    <style:style style:name="P173" style:family="paragraph" style:parent-style-name="Illustration_20_Index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74" style:family="paragraph" style:parent-style-name="Contents_20_2">
      <style:paragraph-properties>
        <style:tab-stops>
          <style:tab-stop style:position="5.3236in" style:type="right" style:leader-style="dotted" style:leader-text="."/>
        </style:tab-stops>
      </style:paragraph-properties>
    </style:style>
    <style:style style:name="P175" style:family="paragraph" style:parent-style-name="Text_20_body" style:master-page-name="">
      <loext:graphic-properties draw:fill="none" draw:fill-color="#729fcf"/>
      <style:paragraph-properties fo:margin-left="4.7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>
        <style:tab-stops>
          <style:tab-stop style:position="0.0626in"/>
          <style:tab-stop style:position="4.8126in" style:type="center"/>
        </style:tab-stops>
      </style:paragraph-properties>
      <style:text-properties officeooo:rsid="020a1d83" officeooo:paragraph-rsid="020a1d83"/>
    </style:style>
    <style:style style:name="P176" style:family="paragraph" style:parent-style-name="No_20_Numbering" style:master-page-name="ISI">
      <style:paragraph-properties style:page-number="auto"/>
    </style:style>
    <style:style style:name="P177" style:family="paragraph" style:parent-style-name="No_20_Numbering" style:master-page-name="Cover">
      <style:paragraph-properties style:page-number="1"/>
    </style:style>
    <style:style style:name="P178" style:family="paragraph" style:parent-style-name="List_20_Paragraph" style:list-style-name="L11">
      <style:paragraph-properties fo:line-height="100%" fo:text-align="justify" style:justify-single-word="false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P179" style:family="paragraph" style:parent-style-name="Standard" style:master-page-name="Standard">
      <style:paragraph-properties fo:text-align="center" style:justify-single-word="false" style:page-number="auto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180" style:family="paragraph" style:parent-style-name="Standard" style:master-page-name="ISI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81" style:family="paragraph" style:parent-style-name="Heading_20_4">
      <style:text-properties officeooo:paragraph-rsid="01cf95da"/>
    </style:style>
    <style:style style:name="P182" style:family="paragraph" style:parent-style-name="Heading_20_4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83" style:family="paragraph" style:parent-style-name="Heading_20_4">
      <style:text-properties officeooo:rsid="01f392ec" officeooo:paragraph-rsid="01f392ec"/>
    </style:style>
    <style:style style:name="P184" style:family="paragraph" style:parent-style-name="Heading_20_4" style:master-page-name="">
      <loext:graphic-properties draw:fill="none"/>
      <style:paragraph-properties fo:margin-left="0.75in" fo:margin-right="0in" fo:margin-top="0.0835in" fo:margin-bottom="0.0835in" loext:contextual-spacing="false" fo:text-indent="-0.1866in" style:auto-text-indent="false" style:page-number="auto" fo:background-color="transparent" fo:keep-with-next="always">
        <style:tab-stops>
          <style:tab-stop style:position="0.1252in"/>
        </style:tab-stops>
      </style:paragraph-properties>
      <style:text-properties officeooo:rsid="015ab908" officeooo:paragraph-rsid="01e78f70"/>
    </style:style>
    <style:style style:name="P185" style:family="paragraph" style:parent-style-name="Heading_20_4" style:master-page-name="">
      <loext:graphic-properties draw:fill="none"/>
      <style:paragraph-properties fo:margin-left="1.1252in" fo:margin-right="0in" fo:margin-top="0.0835in" fo:margin-bottom="0.0835in" loext:contextual-spacing="false" fo:text-indent="-0.1252in" style:auto-text-indent="false" style:page-number="auto" fo:background-color="transparent" fo:keep-with-next="always"/>
      <style:text-properties officeooo:rsid="015affac" officeooo:paragraph-rsid="01ee9bbb"/>
    </style:style>
    <style:style style:name="P186" style:family="paragraph" style:parent-style-name="Heading_20_3">
      <style:text-properties fo:color="#000000" officeooo:paragraph-rsid="00da20f6"/>
    </style:style>
    <style:style style:name="P187" style:family="paragraph" style:parent-style-name="Heading_20_3">
      <style:text-properties officeooo:paragraph-rsid="01c8f0c5"/>
    </style:style>
    <style:style style:name="P188" style:family="paragraph" style:parent-style-name="Heading_20_3">
      <style:text-properties officeooo:paragraph-rsid="00ed5e38"/>
    </style:style>
    <style:style style:name="P189" style:family="paragraph" style:parent-style-name="Heading_20_3">
      <style:text-properties officeooo:paragraph-rsid="01cf95da"/>
    </style:style>
    <style:style style:name="P190" style:family="paragraph" style:parent-style-name="Heading_20_3">
      <style:text-properties officeooo:paragraph-rsid="01f392ec"/>
    </style:style>
    <style:style style:name="P191" style:family="paragraph" style:parent-style-name="Heading_20_3">
      <style:text-properties officeooo:paragraph-rsid="01ee9bbb"/>
    </style:style>
    <style:style style:name="P192" style:family="paragraph" style:parent-style-name="Heading_20_3">
      <style:paragraph-properties fo:margin-left="0in" fo:margin-right="0in" fo:text-indent="0in" style:auto-text-indent="false"/>
    </style:style>
    <style:style style:name="P193" style:family="paragraph" style:parent-style-name="Heading_20_2">
      <style:text-properties officeooo:paragraph-rsid="01c0ac6a"/>
    </style:style>
    <style:style style:name="P194" style:family="paragraph" style:parent-style-name="Heading_20_2">
      <style:text-properties officeooo:paragraph-rsid="01c5e334"/>
    </style:style>
    <style:style style:name="P195" style:family="paragraph" style:parent-style-name="Heading_20_2">
      <style:text-properties officeooo:paragraph-rsid="00a03ab8"/>
    </style:style>
    <style:style style:name="P196" style:family="paragraph" style:parent-style-name="Heading_20_2">
      <style:text-properties officeooo:rsid="00d91fa0"/>
    </style:style>
    <style:style style:name="P197" style:family="paragraph" style:parent-style-name="Heading_20_2">
      <style:text-properties officeooo:rsid="00e8c95c" officeooo:paragraph-rsid="00e8c95c"/>
    </style:style>
    <style:style style:name="P198" style:family="paragraph" style:parent-style-name="Heading_20_2">
      <style:text-properties officeooo:rsid="01ccd250" officeooo:paragraph-rsid="01ccd250"/>
    </style:style>
    <style:style style:name="P199" style:family="paragraph" style:parent-style-name="Heading_20_1" style:master-page-name="Awal_20_BAB">
      <style:paragraph-properties style:page-number="auto" fo:break-before="page"/>
    </style:style>
    <style:style style:name="P200" style:family="paragraph" style:parent-style-name="Heading_20_1" style:master-page-name="Awal_20_BAB">
      <style:paragraph-properties style:page-number="auto"/>
    </style:style>
    <style:style style:name="P201" style:family="paragraph" style:parent-style-name="Heading_20_1" style:master-page-name="Awal_20_BAB">
      <style:paragraph-properties style:page-number="auto"/>
      <style:text-properties officeooo:paragraph-rsid="01cf6d7e"/>
    </style:style>
    <style:style style:name="P202" style:family="paragraph" style:parent-style-name="No_20_Spacing" style:list-style-name="WWNum12">
      <style:paragraph-properties fo:margin-left="0.7874in" fo:margin-right="0in" fo:line-height="150%" fo:text-align="justify" style:justify-single-word="false" fo:text-indent="-0.25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203" style:family="paragraph" style:parent-style-name="Text_20_body" style:list-style-name="L1">
      <style:text-properties officeooo:rsid="0151c226" officeooo:paragraph-rsid="0151c226"/>
    </style:style>
    <style:style style:name="P204" style:family="paragraph" style:parent-style-name="Text_20_body" style:list-style-name="L2">
      <style:text-properties officeooo:rsid="01c0ac6a" officeooo:paragraph-rsid="01c0ac6a"/>
    </style:style>
    <style:style style:name="P205" style:family="paragraph" style:parent-style-name="Text_20_body" style:list-style-name="L4">
      <style:text-properties officeooo:rsid="01c0ac6a" officeooo:paragraph-rsid="01c0ac6a"/>
    </style:style>
    <style:style style:name="P206" style:family="paragraph" style:parent-style-name="Text_20_body" style:list-style-name="L9">
      <style:text-properties officeooo:paragraph-rsid="01c3d4ba"/>
    </style:style>
    <style:style style:name="P207" style:family="paragraph" style:parent-style-name="Text_20_body" style:list-style-name="L9">
      <style:text-properties officeooo:rsid="01c3d4ba" officeooo:paragraph-rsid="01c3d4ba"/>
    </style:style>
    <style:style style:name="P208" style:family="paragraph" style:parent-style-name="Text_20_body" style:list-style-name="L10">
      <style:text-properties officeooo:rsid="01c3d4ba" officeooo:paragraph-rsid="01c4c3fb"/>
    </style:style>
    <style:style style:name="P209" style:family="paragraph" style:parent-style-name="Text_20_body" style:list-style-name="L10">
      <style:text-properties officeooo:paragraph-rsid="01c4c3fb"/>
    </style:style>
    <style:style style:name="P210" style:family="paragraph" style:parent-style-name="Text_20_body" style:list-style-name="L11">
      <style:paragraph-properties fo:line-height="100%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P211" style:family="paragraph" style:parent-style-name="Text_20_body" style:list-style-name="L12">
      <style:text-properties officeooo:rsid="01c8f0c5" officeooo:paragraph-rsid="01c8f0c5"/>
    </style:style>
    <style:style style:name="P212" style:family="paragraph" style:parent-style-name="Text_20_body" style:list-style-name="L12">
      <style:text-properties officeooo:rsid="01c8f0c5" officeooo:paragraph-rsid="01cae8af"/>
    </style:style>
    <style:style style:name="P213" style:family="paragraph" style:parent-style-name="Text_20_body" style:list-style-name="L13">
      <style:text-properties officeooo:rsid="01cb08ab" officeooo:paragraph-rsid="01cb08ab"/>
    </style:style>
    <style:style style:name="P214" style:family="paragraph" style:parent-style-name="Text_20_body" style:list-style-name="L14">
      <style:text-properties officeooo:rsid="01cf95da" officeooo:paragraph-rsid="01cf95da"/>
    </style:style>
    <style:style style:name="P215" style:family="paragraph" style:parent-style-name="Text_20_body" style:list-style-name="L15">
      <style:text-properties officeooo:rsid="01d134ab" officeooo:paragraph-rsid="01d134ab"/>
    </style:style>
    <style:style style:name="P216" style:family="paragraph" style:parent-style-name="Text_20_body" style:list-style-name="L16">
      <style:text-properties officeooo:rsid="01d134ab" officeooo:paragraph-rsid="01d134ab"/>
    </style:style>
    <style:style style:name="P217" style:family="paragraph" style:parent-style-name="Text_20_body" style:list-style-name="L17">
      <style:paragraph-properties fo:line-height="150%" fo:text-align="justify" style:justify-single-word="false"/>
      <style:text-properties officeooo:rsid="01d134ab" officeooo:paragraph-rsid="01d134ab"/>
    </style:style>
    <style:style style:name="P218" style:family="paragraph" style:parent-style-name="Text_20_body" style:list-style-name="L17">
      <style:paragraph-properties fo:line-height="150%" fo:text-align="justify" style:justify-single-word="false"/>
      <style:text-properties officeooo:rsid="01d14c6c" officeooo:paragraph-rsid="01d14c6c"/>
    </style:style>
    <style:style style:name="P219" style:family="paragraph" style:parent-style-name="Text_20_body" style:list-style-name="L18">
      <style:text-properties officeooo:rsid="01d14c6c" officeooo:paragraph-rsid="01d14c6c"/>
    </style:style>
    <style:style style:name="P220" style:family="paragraph" style:parent-style-name="Text_20_body" style:list-style-name="L18">
      <style:text-properties officeooo:rsid="01d14c6c" officeooo:paragraph-rsid="01f392ec"/>
    </style:style>
    <style:style style:name="P221" style:family="paragraph" style:parent-style-name="Text_20_body" style:list-style-name="L19">
      <style:text-properties officeooo:rsid="01d2979f" officeooo:paragraph-rsid="01d2979f"/>
    </style:style>
    <style:style style:name="P222" style:family="paragraph" style:parent-style-name="Text_20_body" style:list-style-name="L20">
      <style:text-properties officeooo:rsid="01d2979f" officeooo:paragraph-rsid="01d2979f"/>
    </style:style>
    <style:style style:name="P223" style:family="paragraph" style:parent-style-name="Text_20_body" style:master-page-name="ISI">
      <style:paragraph-properties style:page-number="auto"/>
      <style:text-properties officeooo:rsid="00209d52" officeooo:paragraph-rsid="01c0ac6a"/>
    </style:style>
    <style:style style:name="P224" style:family="paragraph" style:parent-style-name="Text_20_body" style:master-page-name="ISI">
      <style:paragraph-properties style:page-number="auto"/>
      <style:text-properties style:font-name="Times New Roman2" fo:font-size="12pt" officeooo:rsid="01c24687" officeooo:paragraph-rsid="0204a8bf" style:font-size-asian="12pt" style:font-name-complex="FreeSans1" style:font-size-complex="12pt"/>
    </style:style>
    <style:style style:name="P225" style:family="paragraph" style:parent-style-name="Text_20_body" style:master-page-name="ISI">
      <style:paragraph-properties style:page-number="auto"/>
      <style:text-properties officeooo:rsid="01ccd250" officeooo:paragraph-rsid="01ccd250"/>
    </style:style>
    <style:style style:name="P226" style:family="paragraph" style:parent-style-name="Text_20_body" style:list-style-name="L3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rsid="01c0ac6a" officeooo:paragraph-rsid="01c0ac6a"/>
    </style:style>
    <style:style style:name="P227" style:family="paragraph" style:parent-style-name="Text_20_body" style:list-style-name="L5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228" style:family="paragraph" style:parent-style-name="Text_20_body" style:list-style-name="L6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29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30" style:family="paragraph" style:parent-style-name="Text_20_body" style:list-style-name="L8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1c0ac6a" officeooo:paragraph-rsid="01c0ac6a"/>
    </style:style>
    <style:style style:name="P231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232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33" style:family="paragraph" style:parent-style-name="Text_20_body" style:list-style-name="L6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34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35" style:family="paragraph" style:parent-style-name="Text_20_body" style:list-style-name="L8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36" style:family="paragraph" style:parent-style-name="Text_20_body" style:list-style-name="L21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officeooo:paragraph-rsid="01d4865e"/>
    </style:style>
    <style:style style:name="P237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4865e" officeooo:paragraph-rsid="01d4865e"/>
    </style:style>
    <style:style style:name="P238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685f7" officeooo:paragraph-rsid="01d685f7"/>
    </style:style>
    <style:style style:name="P239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773f9" officeooo:paragraph-rsid="01d773f9"/>
    </style:style>
    <style:style style:name="P240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9302e" officeooo:paragraph-rsid="01d9302e"/>
    </style:style>
    <style:style style:name="P241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b1d2d" officeooo:paragraph-rsid="01db1d2d"/>
    </style:style>
    <style:style style:name="P242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c25cb" officeooo:paragraph-rsid="01dc25cb"/>
    </style:style>
    <style:style style:name="P243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f82ad"/>
    </style:style>
    <style:style style:name="P244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db76f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7aee6" style:font-size-asian="14pt"/>
    </style:style>
    <style:style style:name="T3" style:family="text">
      <style:text-properties fo:font-size="14pt" officeooo:rsid="01bee711" style:font-size-asian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e3a08c" style:font-style-asian="italic" style:font-style-complex="italic"/>
    </style:style>
    <style:style style:name="T6" style:family="text">
      <style:text-properties officeooo:rsid="004d21b7"/>
    </style:style>
    <style:style style:name="T7" style:family="text">
      <style:text-properties officeooo:rsid="004ead2a"/>
    </style:style>
    <style:style style:name="T8" style:family="text">
      <style:text-properties officeooo:rsid="00514474"/>
    </style:style>
    <style:style style:name="T9" style:family="text">
      <style:text-properties style:font-name="Times New Roman2" fo:font-size="12pt" officeooo:rsid="01c24687" style:font-size-asian="12pt" style:font-name-complex="FreeSans1" style:font-size-complex="12pt"/>
    </style:style>
    <style:style style:name="T10" style:family="text">
      <style:text-properties style:font-name="Times New Roman2" fo:font-size="12pt" officeooo:rsid="0204a8bf" style:font-size-asian="12pt" style:font-name-complex="FreeSans1" style:font-size-complex="12pt"/>
    </style:style>
    <style:style style:name="T11" style:family="text">
      <style:text-properties style:font-name="Times New Roman2" fo:font-size="12pt" fo:language="en" fo:country="ID" style:font-size-asian="12pt" style:font-name-complex="Times New Roman3" style:font-size-complex="12pt"/>
    </style:style>
    <style:style style:name="T12" style:family="text">
      <style:text-properties style:font-name="Times New Roman2" fo:font-size="12pt" fo:language="en" fo:country="ID" officeooo:rsid="01ade8a7" style:font-size-asian="12pt" style:font-name-complex="Times New Roman3" style:font-size-complex="12pt"/>
    </style:style>
    <style:style style:name="T13" style:family="text">
      <style:text-properties style:font-name="Times New Roman2" fo:font-size="12pt" fo:language="en" fo:country="ID" officeooo:rsid="01c8f0c5" style:font-size-asian="12pt" style:font-name-complex="Times New Roman3" style:font-size-complex="12pt"/>
    </style:style>
    <style:style style:name="T14" style:family="text">
      <style:text-properties style:font-name="Times New Roman2" fo:font-size="12pt" fo:language="en" fo:country="ID" style:font-name-asian="Times New Roman3" style:font-size-asian="12pt" style:font-name-complex="Times New Roman3" style:font-size-complex="12pt"/>
    </style:style>
    <style:style style:name="T15" style:family="text"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T16" style:family="text">
      <style:text-properties style:font-name="Times New Roman2" style:font-name-complex="Times New Roman3"/>
    </style:style>
    <style:style style:name="T17" style:family="text">
      <style:text-properties style:font-name="Times New Roman2" officeooo:rsid="01d134ab" style:font-name-asian="Times New Roman3" style:font-name-complex="Times New Roman3"/>
    </style:style>
    <style:style style:name="T18" style:family="text">
      <style:text-properties style:font-name="Times New Roman2" officeooo:rsid="01ddb76f"/>
    </style:style>
    <style:style style:name="T19" style:family="text">
      <style:text-properties style:font-name="Times New Roman2" officeooo:rsid="01d4865e"/>
    </style:style>
    <style:style style:name="T20" style:family="text">
      <style:text-properties style:font-name="Times New Roman2" officeooo:rsid="01fe073b"/>
    </style:style>
    <style:style style:name="T21" style:family="text">
      <style:text-properties style:font-name="Times New Roman2" fo:font-style="italic" officeooo:rsid="01d4865e" style:font-style-asian="italic" style:font-style-complex="italic"/>
    </style:style>
    <style:style style:name="T22" style:family="text">
      <style:text-properties style:font-name="Times New Roman2" fo:font-style="italic" officeooo:rsid="01df82ad" style:font-style-asian="italic" style:font-style-complex="italic"/>
    </style:style>
    <style:style style:name="T23" style:family="text">
      <style:text-properties style:font-name="Times New Roman2" fo:font-style="italic" officeooo:rsid="01ddb76f" style:font-style-asian="italic" style:font-style-complex="italic"/>
    </style:style>
    <style:style style:name="T24" style:family="text">
      <style:text-properties style:font-name="Times New Roman2" fo:font-style="italic" officeooo:rsid="01e0c8b8" style:font-style-asian="italic" style:font-style-complex="italic"/>
    </style:style>
    <style:style style:name="T25" style:family="text">
      <style:text-properties style:font-name="Times New Roman2" fo:font-style="italic" officeooo:rsid="01e190ef" style:font-style-asian="italic" style:font-style-complex="italic"/>
    </style:style>
    <style:style style:name="T26" style:family="text">
      <style:text-properties officeooo:rsid="00ace2be"/>
    </style:style>
    <style:style style:name="T27" style:family="text">
      <style:text-properties officeooo:rsid="00af2065"/>
    </style:style>
    <style:style style:name="T28" style:family="text">
      <style:text-properties fo:color="#00000a" style:font-name="Times New Roman2" fo:font-size="12pt" fo:language="en" fo:country="ID" style:text-underline-style="none" style:font-size-asian="12pt" style:font-name-complex="Times New Roman3" style:font-size-complex="12pt"/>
    </style:style>
    <style:style style:name="T29" style:family="text">
      <style:text-properties officeooo:rsid="0185e7fe"/>
    </style:style>
    <style:style style:name="T30" style:family="text">
      <style:text-properties officeooo:rsid="01b0d048"/>
    </style:style>
    <style:style style:name="T31" style:family="text">
      <style:text-properties officeooo:rsid="01b8d47c"/>
    </style:style>
    <style:style style:name="T32" style:family="text">
      <style:text-properties officeooo:rsid="01bee711"/>
    </style:style>
    <style:style style:name="T33" style:family="text">
      <style:text-properties officeooo:rsid="01c074b2"/>
    </style:style>
    <style:style style:name="T34" style:family="text">
      <style:text-properties officeooo:rsid="01c0ac6a"/>
    </style:style>
    <style:style style:name="T35" style:family="text">
      <style:text-properties officeooo:rsid="01c3d4ba"/>
    </style:style>
    <style:style style:name="T36" style:family="text">
      <style:text-properties fo:color="#ffffff" officeooo:rsid="01c3d4ba"/>
    </style:style>
    <style:style style:name="T37" style:family="text">
      <style:text-properties officeooo:rsid="01c8f0c5"/>
    </style:style>
    <style:style style:name="T38" style:family="text">
      <style:text-properties officeooo:rsid="01ccccb7"/>
    </style:style>
    <style:style style:name="T39" style:family="text">
      <style:text-properties officeooo:rsid="01cf95da"/>
    </style:style>
    <style:style style:name="T40" style:family="text">
      <style:text-properties officeooo:rsid="01d134ab"/>
    </style:style>
    <style:style style:name="T41" style:family="text">
      <style:text-properties officeooo:rsid="01d14c6c"/>
    </style:style>
    <style:style style:name="T42" style:family="text">
      <style:text-properties officeooo:rsid="01d2979f"/>
    </style:style>
    <style:style style:name="T43" style:family="text">
      <style:text-properties officeooo:rsid="01d773f9"/>
    </style:style>
    <style:style style:name="T44" style:family="text">
      <style:text-properties officeooo:rsid="01e78f70"/>
    </style:style>
    <style:style style:name="T45" style:family="text">
      <style:text-properties text:display="none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e78f70" style:font-weight-asian="normal" style:font-weight-complex="normal"/>
    </style:style>
    <style:style style:name="T48" style:family="text">
      <style:text-properties officeooo:rsid="01e9508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eb1167"/>
    </style:style>
    <style:style style:name="T51" style:family="text">
      <style:text-properties officeooo:rsid="015caeed"/>
    </style:style>
    <style:style style:name="T52" style:family="text">
      <style:text-properties officeooo:rsid="01f15a8e"/>
    </style:style>
    <style:style style:name="T53" style:family="text">
      <style:text-properties style:font-name="Droid Sans Mono" fo:font-size="10.5pt"/>
    </style:style>
    <style:style style:name="T54" style:family="text">
      <style:text-properties style:font-name="Droid Sans Mono" fo:font-size="10.5pt" fo:font-weight="normal"/>
    </style:style>
    <style:style style:name="T55" style:family="text">
      <style:text-properties style:font-name="Droid Sans Mono" fo:font-size="10.5pt" fo:font-weight="bold" style:font-weight-asian="bold" style:font-weight-complex="bold"/>
    </style:style>
    <style:style style:name="T56" style:family="text">
      <style:text-properties officeooo:rsid="01fe073b"/>
    </style:style>
    <style:style style:name="T57" style:family="text">
      <style:text-properties officeooo:rsid="01ff3144"/>
    </style:style>
    <style:style style:name="T58" style:family="text">
      <style:text-properties officeooo:rsid="0200e5bd"/>
    </style:style>
    <style:style style:name="T59" style:family="text">
      <style:text-properties officeooo:rsid="02020819"/>
    </style:style>
    <style:style style:name="T60" style:family="text">
      <style:text-properties officeooo:rsid="0204a8bf"/>
    </style:style>
    <style:style style:name="T61" style:family="text">
      <style:text-properties officeooo:rsid="02064fc8"/>
    </style:style>
    <style:style style:name="T62" style:family="text">
      <style:text-properties officeooo:rsid="0207434a"/>
    </style:style>
    <style:style style:name="T63" style:family="text">
      <style:text-properties fo:font-size="12pt" fo:font-weight="normal" officeooo:rsid="0207434a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c074b2" style:font-size-asian="10.5pt" style:font-weight-asian="normal" style:font-size-complex="12pt" style:font-weight-complex="normal"/>
    </style:style>
    <style:style style:name="T65" style:family="text">
      <style:text-properties officeooo:rsid="0208bbec"/>
    </style:style>
    <style:style style:name="T66" style:family="text">
      <style:text-properties officeooo:rsid="020b8f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99in" fo:text-indent="-0.25in" fo:margin-left="0.4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99in" fo:text-indent="-0.25in" fo:margin-left="0.7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99in" fo:text-indent="-0.25in" fo:margin-left="0.9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99in" fo:text-indent="-0.25in" fo:margin-left="1.2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"/>
        <text:sequence-decl text:display-outline-level="1" text:separation-character="." text:name="Gambar"/>
        <text:sequence-decl text:display-outline-level="0" text:name="Gambar2"/>
      </text:sequence-decls>
      <text:h text:style-name="P177" text:outline-level="1"><text:bookmark-start text:name="__RefHeading___Toc189_468082898"/>DAFTAR ISI<text:line-break/><text:bookmark-end text:name="__RefHeading___Toc189_468082898"/></text:h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link-start text:style-name="Index_20_Link"/>
            <text:index-entry-link-end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1">PERSETUJUAN SKRIPSI<text:tab/>ii</text:p>
          <text:p text:style-name="P171">PENGESAHAN DEWAN PENGUJI<text:tab/>iii</text:p>
          <text:p text:style-name="P171">PERNYATAAN KEASLIAN SKRIPSI<text:tab/>iv</text:p>
          <text:p text:style-name="P171">PERNYATAAN PERSETUJUAN PUBLIKASI KARYA ILMIAH UNTUK KEPENTINGAN AKADEMIS<text:tab/>v</text:p>
          <text:p text:style-name="P171">UCAPAN TERIM KASIH<text:tab/>vi</text:p>
          <text:p text:style-name="P171">ABSTRAK<text:tab/>viii</text:p>
          <text:p text:style-name="P171">DAFTAR ISI<text:tab/>ix</text:p>
          <text:p text:style-name="P171">DAFTAR TABEL<text:tab/>xii</text:p>
          <text:p text:style-name="P171">DAFTAR GAMBAR<text:tab/>xiii</text:p>
          <text:p text:style-name="P171">BAB I PENDAHULUAN<text:tab/>1</text:p>
          <text:p text:style-name="P174"><text:a xlink:type="simple" xlink:href="#__RefHeading___Toc3116_1916489155" text:style-name="Index_20_Link" text:visited-style-name="Index_20_Link">1.1 <text:s/>Latar Belakang<text:tab/>1</text:a></text:p>
          <text:p text:style-name="P174"><text:a xlink:type="simple" xlink:href="#__RefHeading___Toc7391_1808170158" text:style-name="Index_20_Link" text:visited-style-name="Index_20_Link">1.2 <text:s/>Rumusan Masalah<text:tab/>4</text:a></text:p>
          <text:p text:style-name="P174"><text:a xlink:type="simple" xlink:href="#__RefHeading___Toc3120_1916489155" text:style-name="Index_20_Link" text:visited-style-name="Index_20_Link">1.3 <text:s/>Batasan Masalah<text:tab/>4</text:a></text:p>
          <text:p text:style-name="P174"><text:a xlink:type="simple" xlink:href="#__RefHeading___Toc7393_1808170158" text:style-name="Index_20_Link" text:visited-style-name="Index_20_Link">1.4 <text:s/>Tujuan Penelitian<text:tab/>5</text:a></text:p>
          <text:p text:style-name="P174"><text:a xlink:type="simple" xlink:href="#__RefHeading___Toc3234_1916489155" text:style-name="Index_20_Link" text:visited-style-name="Index_20_Link">1.5 <text:s/>Manfaat Penelitian<text:tab/>5</text:a></text:p>
          <text:p text:style-name="P170"><text:a xlink:type="simple" xlink:href="#__RefHeading___Toc350_1266036812" text:style-name="Index_20_Link" text:visited-style-name="Index_20_Link">1.5.1 <text:s/>Bagi Akademik<text:tab/>5</text:a></text:p>
          <text:p text:style-name="P170"><text:a xlink:type="simple" xlink:href="#__RefHeading___Toc352_1266036812" text:style-name="Index_20_Link" text:visited-style-name="Index_20_Link">1.5.2 <text:s/>Bagi Tukutu<text:tab/>5</text:a></text:p>
          <text:p text:style-name="P170"><text:a xlink:type="simple" xlink:href="#__RefHeading___Toc354_1266036812" text:style-name="Index_20_Link" text:visited-style-name="Index_20_Link">1.5.3 <text:s/>Bagi Penulis<text:tab/>6</text:a></text:p>
          <text:p text:style-name="P170"><text:a xlink:type="simple" xlink:href="#__RefHeading___Toc356_1266036812" text:style-name="Index_20_Link" text:visited-style-name="Index_20_Link">1.5.4 <text:s/>Bagi Pembaca<text:tab/>6</text:a></text:p>
          <text:p text:style-name="P171">BAB II LANDASAN TEORI<text:tab/>7</text:p>
          <text:p text:style-name="P174"><text:a xlink:type="simple" xlink:href="#__RefHeading___Toc7909_1382829879" text:style-name="Index_20_Link" text:visited-style-name="Index_20_Link">2.1 <text:s/>Tinjauan Studi<text:tab/>7</text:a></text:p>
          <text:p text:style-name="P174"><text:a xlink:type="simple" xlink:href="#__RefHeading___Toc12439_1382829879" text:style-name="Index_20_Link" text:visited-style-name="Index_20_Link">2.2 <text:s/>Tinjaun Pustaka<text:tab/>11</text:a></text:p>
          <text:p text:style-name="P170"><text:a xlink:type="simple" xlink:href="#__RefHeading___Toc7395_1808170158" text:style-name="Index_20_Link" text:visited-style-name="Index_20_Link">2.2.1 <text:s/>Continuous Integration And Delivery (CI/CD)<text:tab/>11</text:a></text:p>
          <text:p text:style-name="P170"><text:a xlink:type="simple" xlink:href="#__RefHeading___Toc7397_1808170158" text:style-name="Index_20_Link" text:visited-style-name="Index_20_Link">2.2.2 <text:s/>SSH<text:tab/>12</text:a></text:p>
          <text:p text:style-name="P170"><text:a xlink:type="simple" xlink:href="#__RefHeading___Toc7399_1808170158" text:style-name="Index_20_Link" text:visited-style-name="Index_20_Link">2.2.3 <text:s/>NodeJS<text:tab/>13</text:a></text:p>
          <text:p text:style-name="P170"><text:soft-page-break/><text:a xlink:type="simple" xlink:href="#__RefHeading___Toc7401_1808170158" text:style-name="Index_20_Link" text:visited-style-name="Index_20_Link">2.2.4 <text:s/>BASH<text:tab/>14</text:a></text:p>
          <text:p text:style-name="P170"><text:a xlink:type="simple" xlink:href="#__RefHeading___Toc7403_1808170158" text:style-name="Index_20_Link" text:visited-style-name="Index_20_Link">2.2.5 <text:s/>Sistem Operasi Linux<text:tab/>15</text:a></text:p>
          <text:p text:style-name="P170"><text:a xlink:type="simple" xlink:href="#__RefHeading___Toc7405_1808170158" text:style-name="Index_20_Link" text:visited-style-name="Index_20_Link">2.2.6 <text:s/>Docker dan docker-compose<text:tab/>16</text:a></text:p>
          <text:p text:style-name="P170"><text:a xlink:type="simple" xlink:href="#__RefHeading___Toc7407_1808170158" text:style-name="Index_20_Link" text:visited-style-name="Index_20_Link">2.2.7 <text:s/>Git<text:tab/>18</text:a></text:p>
          <text:p text:style-name="P170"><text:a xlink:type="simple" xlink:href="#__RefHeading___Toc7409_1808170158" text:style-name="Index_20_Link" text:visited-style-name="Index_20_Link">2.2.8 <text:s/>Telegram Bot<text:tab/>19</text:a></text:p>
          <text:p text:style-name="P174"><text:a xlink:type="simple" xlink:href="#__RefHeading___Toc12458_1382829879" text:style-name="Index_20_Link" text:visited-style-name="Index_20_Link">2.3 <text:s/>Deskripsi Tempat KKI<text:tab/>23</text:a></text:p>
          <text:p text:style-name="P170"><text:a xlink:type="simple" xlink:href="#__RefHeading___Toc7736_1010407427" text:style-name="Index_20_Link" text:visited-style-name="Index_20_Link">2.3.1 <text:s/>Logo dan Makna Tempat KKI<text:tab/>24</text:a></text:p>
          <text:p text:style-name="P170"><text:a xlink:type="simple" xlink:href="#__RefHeading___Toc7738_1010407427" text:style-name="Index_20_Link" text:visited-style-name="Index_20_Link">2.3.2 <text:s/>Struktur Organisasi Tempat KKI<text:tab/>25</text:a></text:p>
          <text:p text:style-name="P170"><text:a xlink:type="simple" xlink:href="#__RefHeading___Toc7740_1010407427" text:style-name="Index_20_Link" text:visited-style-name="Index_20_Link">2.3.3 <text:s/>Visi dan Misi Tempat KKI<text:tab/>25</text:a></text:p>
          <text:p text:style-name="P171">BAB III METODE PENELITIAN<text:tab/>26</text:p>
          <text:p text:style-name="P174"><text:a xlink:type="simple" xlink:href="#__RefHeading___Toc8852_1568017627" text:style-name="Index_20_Link" text:visited-style-name="Index_20_Link">3.1 <text:s/>Instrumen Penelitian<text:tab/>26</text:a></text:p>
          <text:p text:style-name="P174"><text:a xlink:type="simple" xlink:href="#__RefHeading___Toc8854_1568017627" text:style-name="Index_20_Link" text:visited-style-name="Index_20_Link">3.2 <text:s/>Prosedur Pengambilan Data<text:tab/>26</text:a></text:p>
          <text:p text:style-name="P170"><text:a xlink:type="simple" xlink:href="#__RefHeading___Toc8856_1568017627" text:style-name="Index_20_Link" text:visited-style-name="Index_20_Link">3.2.1 <text:s/>Observasi<text:tab/>26</text:a></text:p>
          <text:p text:style-name="P170"><text:a xlink:type="simple" xlink:href="#__RefHeading___Toc8858_1568017627" text:style-name="Index_20_Link" text:visited-style-name="Index_20_Link">3.2.2 <text:s/>Studi Literatur<text:tab/>27</text:a></text:p>
          <text:p text:style-name="P170"><text:a xlink:type="simple" xlink:href="#__RefHeading___Toc8860_1568017627" text:style-name="Index_20_Link" text:visited-style-name="Index_20_Link">3.2.3 <text:s/>Forum Diskusi dan Tutorial<text:tab/>27</text:a></text:p>
          <text:p text:style-name="P174"><text:a xlink:type="simple" xlink:href="#__RefHeading___Toc8862_1568017627" text:style-name="Index_20_Link" text:visited-style-name="Index_20_Link">3.3 <text:s/>Teknik Analisis Data<text:tab/>27</text:a></text:p>
          <text:p text:style-name="P174"><text:a xlink:type="simple" xlink:href="#__RefHeading___Toc8864_1568017627" text:style-name="Index_20_Link" text:visited-style-name="Index_20_Link">3.4 <text:s/>Metode<text:tab/>28</text:a></text:p>
          <text:p text:style-name="P170"><text:a xlink:type="simple" xlink:href="#__RefHeading___Toc7411_1808170158" text:style-name="Index_20_Link" text:visited-style-name="Index_20_Link">3.4.1 <text:s/>Rapid Application Development (RAD)<text:tab/>28</text:a></text:p>
          <text:p text:style-name="P170"><text:a xlink:type="simple" xlink:href="#__RefHeading___Toc7413_1808170158" text:style-name="Index_20_Link" text:visited-style-name="Index_20_Link">3.4.2 <text:s/>Perancangan Sistem Bot<text:tab/>30</text:a></text:p>
          <text:p text:style-name="P170"><text:a xlink:type="simple" xlink:href="#__RefHeading___Toc7415_1808170158" text:style-name="Index_20_Link" text:visited-style-name="Index_20_Link">3.4.3 <text:s/>Pembuatan Akun Telegram Bot<text:tab/>31</text:a></text:p>
          <text:p text:style-name="P170"><text:a xlink:type="simple" xlink:href="#__RefHeading___Toc7417_1808170158" text:style-name="Index_20_Link" text:visited-style-name="Index_20_Link">3.4.4 <text:s/>Pendefinisian Telegram Bot Token<text:tab/>34</text:a></text:p>
          <text:p text:style-name="P171">BAB IV IMPLEMENTASI DAN PEMBAHASAN<text:tab/>36</text:p>
          <text:p text:style-name="P174"><text:a xlink:type="simple" xlink:href="#__RefHeading___Toc2281_586172716" text:style-name="Index_20_Link" text:visited-style-name="Index_20_Link">4.1 <text:s/>Gambaran Umum Sistem<text:tab/>36</text:a></text:p>
          <text:p text:style-name="P170"><text:a xlink:type="simple" xlink:href="#__RefHeading___Toc7419_1808170158" text:style-name="Index_20_Link" text:visited-style-name="Index_20_Link">4.1.1 <text:s/>Tukutu<text:tab/>36</text:a></text:p>
          <text:p text:style-name="P170"><text:a xlink:type="simple" xlink:href="#__RefHeading___Toc7421_1808170158" text:style-name="Index_20_Link" text:visited-style-name="Index_20_Link">4.1.2 <text:s/>Telegram Bot Tukutu<text:tab/>37</text:a></text:p>
          <text:p text:style-name="P174"><text:a xlink:type="simple" xlink:href="#__RefHeading___Toc7423_1808170158" text:style-name="Index_20_Link" text:visited-style-name="Index_20_Link">4.2 <text:s/>Work Flow<text:tab/>38</text:a></text:p>
          <text:p text:style-name="P170"><text:a xlink:type="simple" xlink:href="#__RefHeading___Toc7425_1808170158" text:style-name="Index_20_Link" text:visited-style-name="Index_20_Link">4.2.1 <text:s/>Identifikasi Aktor<text:tab/>39</text:a></text:p>
          <text:p text:style-name="P170"><text:a xlink:type="simple" xlink:href="#__RefHeading___Toc7427_1808170158" text:style-name="Index_20_Link" text:visited-style-name="Index_20_Link">4.2.2 <text:s/>Use Case Diagram<text:tab/>40</text:a></text:p>
          <text:p text:style-name="P172"><text:soft-page-break/><text:a xlink:type="simple" xlink:href="#__RefHeading___Toc7429_1808170158" text:style-name="Index_20_Link" text:visited-style-name="Index_20_Link">4.2.2.1 <text:s/>Use Case<text:tab/>40</text:a></text:p>
          <text:p text:style-name="P172"><text:a xlink:type="simple" xlink:href="#__RefHeading___Toc7431_1808170158" text:style-name="Index_20_Link" text:visited-style-name="Index_20_Link">4.2.2.2 <text:s/>Use Case Naratif<text:tab/>41</text:a></text:p>
          <text:p text:style-name="P170"><text:a xlink:type="simple" xlink:href="#__RefHeading___Toc7433_1808170158" text:style-name="Index_20_Link" text:visited-style-name="Index_20_Link">4.2.3 <text:s/>Activity Diagram<text:tab/>43</text:a></text:p>
          <text:p text:style-name="P172"><text:a xlink:type="simple" xlink:href="#__RefHeading___Toc7435_1808170158" text:style-name="Index_20_Link" text:visited-style-name="Index_20_Link">4.2.3.1 <text:s/>Activity Diagram Pembaruan Service<text:tab/>44</text:a></text:p>
          <text:p text:style-name="P172"><text:a xlink:type="simple" xlink:href="#__RefHeading___Toc7437_1808170158" text:style-name="Index_20_Link" text:visited-style-name="Index_20_Link">4.2.3.2 <text:s/>Activity Diagram Pengechekan Log Service<text:tab/>45</text:a></text:p>
          <text:p text:style-name="P172"><text:a xlink:type="simple" xlink:href="#__RefHeading___Toc7439_1808170158" text:style-name="Index_20_Link" text:visited-style-name="Index_20_Link">4.2.3.3 <text:s/>Activity Diagram Remote Command Line<text:tab/>46</text:a></text:p>
          <text:p text:style-name="P172"><text:a xlink:type="simple" xlink:href="#__RefHeading___Toc7441_1808170158" text:style-name="Index_20_Link" text:visited-style-name="Index_20_Link">4.2.3.4 <text:s/>Activity Diagram Health Check<text:tab/>47</text:a></text:p>
          <text:p text:style-name="P174"><text:a xlink:type="simple" xlink:href="#__RefHeading___Toc7443_1808170158" text:style-name="Index_20_Link" text:visited-style-name="Index_20_Link">4.3 <text:s/>Implementasi Kode Program<text:tab/>48</text:a></text:p>
          <text:p text:style-name="P170"><text:a xlink:type="simple" xlink:href="#__RefHeading___Toc7445_1808170158" text:style-name="Index_20_Link" text:visited-style-name="Index_20_Link">4.3.1 <text:s/>Struktur Project Telegram Bot Tukutu<text:tab/>48</text:a></text:p>
          <text:p text:style-name="P172"><text:a xlink:type="simple" xlink:href="#__RefHeading___Toc7447_1808170158" text:style-name="Index_20_Link" text:visited-style-name="Index_20_Link">4.3.1.1 <text:s/>.circleci<text:tab/>48</text:a></text:p>
          <text:p text:style-name="P172"><text:a xlink:type="simple" xlink:href="#__RefHeading___Toc7449_1808170158" text:style-name="Index_20_Link" text:visited-style-name="Index_20_Link">4.3.1.2 <text:s/>Deployer<text:tab/>49</text:a></text:p>
          <text:p text:style-name="P172"><text:a xlink:type="simple" xlink:href="#__RefHeading___Toc7451_1808170158" text:style-name="Index_20_Link" text:visited-style-name="Index_20_Link">4.3.1.3 <text:s/>Module<text:tab/>54</text:a></text:p>
          <text:p text:style-name="P172"><text:a xlink:type="simple" xlink:href="#__RefHeading___Toc7453_1808170158" text:style-name="Index_20_Link" text:visited-style-name="Index_20_Link">4.3.1.4 <text:s/>Notification<text:tab/>56</text:a></text:p>
          <text:p text:style-name="P172"><text:a xlink:type="simple" xlink:href="#__RefHeading___Toc7455_1808170158" text:style-name="Index_20_Link" text:visited-style-name="Index_20_Link">4.3.1.5 <text:s/>Elfi.js<text:tab/>57</text:a></text:p>
          <text:p text:style-name="P174"><text:a xlink:type="simple" xlink:href="#__RefHeading___Toc7457_1808170158" text:style-name="Index_20_Link" text:visited-style-name="Index_20_Link">4.4 <text:s/>Pengujian<text:tab/>61</text:a></text:p>
          <text:p text:style-name="P170"><text:a xlink:type="simple" xlink:href="#__RefHeading___Toc7459_1808170158" text:style-name="Index_20_Link" text:visited-style-name="Index_20_Link">4.4.1 <text:s/>White Box Testing<text:tab/>62</text:a></text:p>
          <text:p text:style-name="P172"><text:a xlink:type="simple" xlink:href="#__RefHeading___Toc8958_4224476389" text:style-name="Index_20_Link" text:visited-style-name="Index_20_Link">4.4.1.1 <text:s/>Pseudocode<text:tab/>62</text:a></text:p>
          <text:p text:style-name="P170"><text:a xlink:type="simple" xlink:href="#__RefHeading___Toc8960_4224476389" text:style-name="Index_20_Link" text:visited-style-name="Index_20_Link">4.4.2 <text:s/>Pembuatan Flowgraph<text:tab/>64</text:a></text:p>
          <text:p text:style-name="P172"><text:a xlink:type="simple" xlink:href="#__RefHeading___Toc8962_4224476389" text:style-name="Index_20_Link" text:visited-style-name="Index_20_Link">4.4.2.1 <text:s/>Perhitungan </text:a><text:a xlink:type="simple" xlink:href="#__RefHeading___Toc8962_4224476389" text:style-name="Index_20_Link" text:visited-style-name="Index_20_Link"><text:span text:style-name="T4">Cyclomatic Complexity</text:span></text:a><text:a xlink:type="simple" xlink:href="#__RefHeading___Toc8962_4224476389" text:style-name="Index_20_Link" text:visited-style-name="Index_20_Link"><text:tab/>64</text:a></text:p>
          <text:p text:style-name="P172"><text:a xlink:type="simple" xlink:href="#__RefHeading___Toc8964_4224476389" text:style-name="Index_20_Link" text:visited-style-name="Index_20_Link">4.4.2.2 <text:s/>Penentuan jalur independen<text:tab/>65</text:a></text:p>
          <text:p text:style-name="P172"><text:a xlink:type="simple" xlink:href="#__RefHeading___Toc8966_4224476389" text:style-name="Index_20_Link" text:visited-style-name="Index_20_Link">4.4.2.3 <text:s/>Hasil </text:a><text:a xlink:type="simple" xlink:href="#__RefHeading___Toc8966_4224476389" text:style-name="Index_20_Link" text:visited-style-name="Index_20_Link"><text:span text:style-name="T4">Test Case</text:span></text:a><text:a xlink:type="simple" xlink:href="#__RefHeading___Toc8966_4224476389" text:style-name="Index_20_Link" text:visited-style-name="Index_20_Link"><text:tab/>66</text:a></text:p>
          <text:p text:style-name="P170"><text:a xlink:type="simple" xlink:href="#__RefHeading___Toc7461_1808170158" text:style-name="Index_20_Link" text:visited-style-name="Index_20_Link">4.4.3 <text:s/>Hasil Pengujian Pembaruan Service Tukutu<text:tab/>67</text:a></text:p>
          <text:p text:style-name="P170"><text:a xlink:type="simple" xlink:href="#__RefHeading___Toc7463_1808170158" text:style-name="Index_20_Link" text:visited-style-name="Index_20_Link">4.4.4 <text:s/>Hasil Proses Pada Latar Belakang Service<text:tab/>68</text:a></text:p>
          <text:p text:style-name="P171">BAB V KESIMPULAN DAN SARAN<text:tab/>69</text:p>
          <text:p text:style-name="P174"><text:a xlink:type="simple" xlink:href="#__RefHeading___Toc21826_1342611447" text:style-name="Index_20_Link" text:visited-style-name="Index_20_Link">5.1 <text:s/>Kesimpulan<text:tab/>69</text:a></text:p>
          <text:p text:style-name="P174"><text:a xlink:type="simple" xlink:href="#__RefHeading___Toc21828_1342611447" text:style-name="Index_20_Link" text:visited-style-name="Index_20_Link">5.2 <text:s/>Saran<text:tab/>69</text:a></text:p>
          <text:p text:style-name="P171">DAFTAR PUSTAKA<text:tab/>71</text:p>
        </text:index-body>
      </text:table-of-content>
      <text:h text:style-name="No_20_Numbering" text:outline-level="1"/>
      <text:h text:style-name="P119" text:outline-level="1"><text:bookmark-start text:name="__RefHeading___Toc2968_2104385183"/>DAFTAR TABEL<text:bookmark-end text:name="__RefHeading___Toc2968_2104385183"/></text:h>
      <text:illustration-index text:style-name="Sect1" text:protected="true" text:name="Illustration Index1">
        <text:illustration-index-source text:caption-sequence-name="Tabel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73">Tabel 2.1: State of The Art<text:tab/>8</text:p>
          <text:p text:style-name="P173">Tabel 2.2: Telegram Bot Parameter<text:tab/>21</text:p>
          <text:p text:style-name="P173">Tabel 4.1: Identifikasi Aktor<text:tab/>39</text:p>
        </text:index-body>
      </text:illustration-index>
      <text:p text:style-name="P16"/>
      <text:p text:style-name="P19"/>
      <text:h text:style-name="P119" text:outline-level="1"><text:bookmark-start text:name="__RefHeading___Toc7846_1010407427"/>DAFTAR GAMBAR<text:bookmark-end text:name="__RefHeading___Toc7846_1010407427"/></text:h>
      <text:illustration-index text:style-name="Sect1" text:protected="true" text:name="Illustration Index1">
        <text:illustration-index-source text:caption-sequence-name="Gambar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73"><text:s/>Gambar 1.1: CI/CD Work Flow<text:tab/>2</text:p>
          <text:p text:style-name="P173"><text:s/>Gambar 2.1: Sampel NodeJS server<text:tab/>13</text:p>
          <text:p text:style-name="P173"><text:s/>Gambar 2.2: Logo PT Dian Nuswantoro Teknologi dan Informasi<text:tab/>24</text:p>
          <text:p text:style-name="P173"><text:s/>Gambar 3.1: Rapid Application Development Flow<text:tab/>28</text:p>
          <text:p text:style-name="P173"><text:s/>Gambar 3.2: Proses Pembuatan Bot<text:tab/>32</text:p>
          <text:p text:style-name="P173"><text:s/>Gambar 3.3: Menu List Bot<text:tab/>33</text:p>
          <text:p text:style-name="P173"><text:s/>Gambar 3.4: Menu Detail Bot<text:tab/>34</text:p>
          <text:p text:style-name="P173"><text:s/>Gambar 3.5: Environment Bot<text:tab/>34</text:p>
          <text:p text:style-name="P173"><text:s/>Gambar 3.6: Pendefinisian Bot Token<text:tab/>35</text:p>
          <text:p text:style-name="P173"><text:s/>Gambar 4.1: Aplikasi Tukutu<text:tab/>36</text:p>
          <text:p text:style-name="P173"><text:s/>Gambar 4.2: Tentang Telegram Bot<text:tab/>37</text:p>
          <text:p text:style-name="P173"><text:s/>Gambar 4.3: Diagram Use Case<text:tab/>40</text:p>
          <text:p text:style-name="P173"><text:s/>Gambar 4.4: Flow Diagram Update Service<text:tab/>44</text:p>
          <text:p text:style-name="P173"><text:s/>Gambar 4.5: Flow Diagram Pengechekan Log Service<text:tab/>45</text:p>
          <text:p text:style-name="P173"><text:s/>Gambar 4.6: Flow Diagram Remote Command Line<text:tab/>46</text:p>
          <text:p text:style-name="P173"><text:s/>Gambar 4.7: Flow Diagram Health Check<text:tab/>47</text:p>
          <text:p text:style-name="P173"><text:s/>Gambar 4.8: Struktur Project<text:tab/>48</text:p>
          <text:p text:style-name="P173"><text:s/>Gambar 4.9: Shell Script Lib.sh I<text:tab/>49</text:p>
          <text:p text:style-name="P173"><text:s/>Gambar 4.10: Shell Script Lib.sh II<text:tab/>50</text:p>
          <text:p text:style-name="P173"><text:s/>Gambar 4.11: Shell Script Updater I<text:tab/>51</text:p>
          <text:p text:style-name="P173"><text:s/>Gambar 4.12: Shell Script Updater II<text:tab/>52</text:p>
          <text:p text:style-name="P173"><text:s/>Gambar 4.13: Variable.sh<text:tab/>53</text:p>
          <text:p text:style-name="P173"><text:s/>Gambar 4.14: Logika Authtorize Module<text:tab/>54</text:p>
          <text:p text:style-name="P173"><text:s/>Gambar 4.15: Logika Git.js Module<text:tab/>55</text:p>
          <text:p text:style-name="P173"><text:s/>Gambar 4.16: Logika Splitter.js Module<text:tab/>56</text:p>
          <text:p text:style-name="P173"><text:s/>Gambar 4.17: Shell Script Restart Bot Service<text:tab/>57</text:p>
          <text:p text:style-name="P173"><text:s/>Gambar 4.18: Logika Execute Elfi.js<text:tab/>58</text:p>
          <text:p text:style-name="P173"><text:soft-page-break/><text:s/>Gambar 4.19: Logika Retristed Command<text:tab/>59</text:p>
          <text:p text:style-name="P173"><text:s/>Gambar 4.20: Logika Update Service<text:tab/>59</text:p>
          <text:p text:style-name="P173"><text:s/>Gambar 4.21: Logika Pengecekan Log Service<text:tab/>60</text:p>
          <text:p text:style-name="P173"><text:s/>Gambar 4.22: Logika Unauthorize User Check<text:tab/>61</text:p>
          <text:p text:style-name="P173"><text:s/>Gambar 4.23. Flowgraph Parsing Algorithm<text:tab/>64</text:p>
          <text:p text:style-name="P173"><text:s/>Gambar 4.24: Pengujian Pada Telegram Bot<text:tab/>67</text:p>
          <text:p text:style-name="P173"><text:s/>Gambar 4.25: Log Report Pada Pembaruan Service<text:tab/>68</text:p>
        </text:index-body>
      </text:illustration-index>
      <text:p text:style-name="Text_20_body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" fo:font-family="'Times New Roman'" style:font-style-name="Regular" style:font-family-generic="roman" style:font-pitch="variable" officeooo:rsid="01245a56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text:number-lines="true" text:line-number="0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799in" fo:margin-bottom="0.0799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normal" fo:background-color="transparent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line-height="150%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Tabel" style:family="paragraph" style:parent-style-name="Caption">
      <style:paragraph-properties fo:text-align="center" style:justify-single-word="false"/>
    </style:style>
    <style:style style:name="No_20_Numbering" style:display-name="No Numbering" style:family="paragraph" style:parent-style-name="Heading_20_1" style:default-outline-level="1" style:list-style-name=""/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5.3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ambar" style:family="paragraph" style:parent-style-name="Caption" style:default-outline-level="" style:list-style-name="">
      <style:paragraph-properties fo:text-align="center" style:justify-single-word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hideNumbering" style:family="text">
      <style:text-properties fo:color="#ffffff" style:font-name="Times New Roman" fo:font-family="'Times New Roman'" style:font-style-name="Regular" style:font-family-generic="roman" style:font-pitch="variable" fo:background-color="transparent" style:font-size-asian="10.5pt" loext:shadow="non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hideNumbering" style:num-format="1">
        <style:list-level-properties text:list-level-position-and-space-mode="label-alignment" fo:text-align="center">
          <style:list-level-label-alignment text:label-followed-by="nothing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Tabel " style:num-suffix=" 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i" text:select-page="current">x</text:page-number></text:p>
      </style:header>
    </style:master-page>
    <style:master-page style:name="ISI" style:page-layout-name="Mpm2">
      <style:header>
        <text:p text:style-name="MP1"><text:page-number text:select-page="current">73</text:page-number></text:p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/>
    <style:master-page style:name="Cover" style:page-layout-name="Mpm5">
      <style:header>
        <text:p text:style-name="MP1"/>
      </style:header>
      <style:footer>
        <text:p text:style-name="MP3"/>
      </style:footer>
    </style:master-page>
    <style:master-page style:name="Awal_20_BAB" style:display-name="Awal BAB" style:page-layout-name="Mpm6">
      <style:footer>
        <text:p text:style-name="MP2"><text:page-number text:select-page="current">1</text:page-number>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9-11-13T11:33:33.242613907</dc:date>
    <meta:editing-duration>P3DT15S</meta:editing-duration>
    <meta:editing-cycles>275</meta:editing-cycles>
    <meta:generator>LibreOffice/6.0.7.3$Linux_X86_64 LibreOffice_project/00m0$Build-3</meta:generator>
    <meta:document-statistic meta:table-count="0" meta:image-count="0" meta:object-count="0" meta:page-count="6" meta:paragraph-count="123" meta:word-count="610" meta:character-count="3720" meta:non-whitespace-character-count="3133"/>
  </office:meta>
</office:document-meta>
</file>